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7"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28"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29"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30"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31"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fo:font-weight="normal" officeooo:rsid="0346e829" style:font-weight-asian="normal" style:font-weight-complex="normal"/>
    </style:style>
    <style:style style:name="T25" style:family="text">
      <style:text-properties officeooo:rsid="03407d13"/>
    </style:style>
    <style:style style:name="T26" style:family="text">
      <style:text-properties officeooo:rsid="033d8f7e"/>
    </style:style>
    <style:style style:name="T27" style:family="text">
      <style:text-properties officeooo:rsid="034355df"/>
    </style:style>
    <style:style style:name="T28" style:family="text">
      <style:text-properties officeooo:rsid="0343e7b8"/>
    </style:style>
    <style:style style:name="T29" style:family="text">
      <style:text-properties officeooo:rsid="0344ed2e"/>
    </style:style>
    <style:style style:name="T30" style:family="text">
      <style:text-properties officeooo:rsid="0346e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5"/></text:p>
      <text:p text:style-name="P12"><text:span text:style-name="T5"/></text:p>
      <text:p text:style-name="P12"><text:span text:style-name="T5"/></text:p>
      <text:p text:style-name="P12"><text:span text:style-name="T5"/></text:p>
      <text:p text:style-name="P28"><text:span text:style-name="T5">T</text:span><text:span text:style-name="T4">he Epic of the Lovely Hot Starving</text:span></text:p>
      <text:p text:style-name="P28"><text:span text:style-name="T4">or</text:span></text:p>
      <text:p text:style-name="P28"><text:span text:style-name="T4">Holy Ghost Tent Revival</text:span></text:p>
      <text:p text:style-name="P28"><text:span text:style-name="T4">. . .</text:span></text:p>
      <text:p text:style-name="P28"><text:span text:style-name="T4">James Ross Montsinger</text:span></text:p>
      <text:p text:style-name="P30"><text:span text:style-name="T13">Draft</text:span><text:span text:style-name="T11"> 1.3</text:span></text:p>
      <text:p text:style-name="P29"><text:span text:style-name="T4">Started 11/4/24</text:span></text:p>
      <text:p text:style-name="P29"><text:span text:style-name="T4">De-fictionalized 11/5</text:span></text:p>
      <text:p text:style-name="P29"><text:span text:style-name="T4">Forked into 1.3 11/6</text:span></text:p>
      <text:p text:style-name="P29"><text:span text:style-name="T4"/></text:p>
      <text:p text:style-name="P29"><text:span text:style-name="T4">After a few slightly fictitious pages, this draft becomes mostly notes to myself, hopefully including every major detail/character from Holy Ghost Tent Revival/my life, starting with college and extending to the present day.</text:span></text:p>
      <text:p text:style-name="P31"><text:span text:style-name="T12">1</text:span><text:span text:style-name="T11">1/4</text:span></text:p>
      <text:p text:style-name="P12"><text:span text:style-name="T9"/></text:p>
      <text:p text:style-name="P12"><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12"><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5">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5">Stephen Murray</text:span>. “I was afraid you were a loser come to tell us to shut up.”</text:p>
      <text:p text:style-name="P2"><text:s text:c="3"/>“Uh, no,” I said. “I like music! I'm a drummer, actually.”</text:p>
      <text:p text:style-name="P2"><text:s text:c="3"/>“Nice,” said <text:span text:style-name="T25">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5">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5">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5">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5">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5">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3"/>
      <text:p text:style-name="P24">11/5</text:p>
      <text:p text:style-name="P7"><text:span text:style-name="T20"/></text:p>
      <text:p text:style-name="P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7"><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13"><text:s text:c="3"/>Some time after that, they played a gig with Jack on drums, who didn’t think they were tight enough, and another with one of Hank's friends from Charlotte, who also found the band too chaotic.</text:p>
      <text:p text:style-name="P7"><text:span text:style-name="T20"/></text:p>
      <text:p text:style-name="P7"><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7"><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7"><text:span text:style-name="T20"/></text:p>
      <text:p text:style-name="P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7"><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7"><text:span text:style-name="T20"/></text:p>
      <text:p text:style-name="P13">I was at Jake’s 24-hour diner with Hank a few nights after GC Live and Hank said, “Ross, you have drums, don't you?” I said I did at my parents’ house in Durham. Hank said, “Would you want to play with Holy Ghost?”</text:p>
      <text:p text:style-name="P13"><text:s text:c="3"/>I said, “Yeah, sure, I think I know those songs,” which is a very Ross way to join a band. </text:p>
      <text:p text:style-name="P7"><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8"><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8"><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7"><text:span text:style-name="T20"/></text:p>
      <text:p text:style-name="P7">Four</text:p>
      <text:p text:style-name="P7"><text:span text:style-name="T20"/></text:p>
      <text:p text:style-name="P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7"><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7"><text:span text:style-name="T20"/></text:p>
      <text:p text:style-name="P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9"><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9"><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9"><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9"><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9"><text:span text:style-name="T21"/></text:p>
      <text:p text:style-name="P10"><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0"><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15"><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0"><text:span text:style-name="T20"/></text:p>
      <text:p text:style-name="P23">11/6</text:p>
      <text:p text:style-name="P10"><text:span text:style-name="T20"/></text:p>
      <text:p text:style-name="P16">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6"><text:soft-page-break/><text:span text:style-name="T26">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7"><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7"><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1"><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7"><text:s text:c="3"/>That was on our one and only trip to South By Southwest, where we met Pearl and the Beard and Bill Murray pushed me into a trash can. He probably said my friends would never believe me, but I was too drunk to remember/comprehend.</text:p>
      <text:p text:style-name="P11"><text:span text:style-name="T20"/></text:p>
      <text:p text:style-name="P17">So, before Kevin had joined, we had moved again. I can’t remember why other than it was PJ’s idea, but we rented a commercial space on Mendenhall for rehearsing. PJ and Mike and I lived there, and, when Mike moved out (to live with Sunny?) Julie Wilkerson moved in.</text:p>
      <text:p text:style-name="P11"><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8"><text:s text:c="3"/>I met Louise Bell in Shepherdstown, kissed her at a show at the Blue Moon, maintained a long-distance relationship for about six months until we took over space in the Springdale house.</text:p>
      <text:p text:style-name="P18"><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8"><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1"><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text:span><text:span text:style-name="T24">guitar </text:span><text:span text:style-name="T23">and an amp everywhere we went, </text:span><text:span text:style-name="T24">which we liked</text:span><text:span text:style-name="T23">. That part had happened before Steve had ditched the banjo, but by the time Kev was on bass, we were a two-guitar band.</text:span></text:p>
      <text:p text:style-name="P18"><text:s text:c="3"/>We worked up a whole batch of tunes that way in Matt/Kevin’s shed, recorded them in Randy Seals’ Reidsville basement and called it Sweat Like the Old Days.</text:p>
      <text:p text:style-name="P18"><text:s text:c="3"/>I will give that album a listen, but I don’t remember it having any folky elements, which was exciting for us but alienating for our fans.</text:p>
      <text:p text:style-name="P18"/>
      <text:p text:style-name="P20">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20"><text:s text:c="3"/>I stayed in that house for the rest of the month and then moved to a tiny room on Market Street. I <text:soft-page-break/>lived upstairs with two other people who each had their own room but a shared kitchen. Louise came to visit me a few months later, but I had adjusted to my new lifestyle, and, when she got upset and said it didn’t seem like I needed her anymore, I couldn’t find a strong argument against her.</text:p>
      <text:p text:style-name="P21"><text:s text:c="3"/>The system the band had set up was that we would each receive $400 a month, which covered my rent, but I stopped being disciplined enough <text:span text:style-name="T27">to actually pay my rent and was spending it at the coffee shop instead. Don Cato my landlord was cool the first couple times I fell behind on payments. “</text:span><text:span text:style-name="T30">You’re a good guy,” he said.</text:span><text:span text:style-name="T27"> </text:span><text:span text:style-name="T30">B</text:span><text:span text:style-name="T27">ut, after three months he called me and threatened that I better have his money by the next day. We were in Philly at the time recording Right State of Mind.</text:span></text:p>
      <text:p text:style-name="P21"><text:s text:c="3"/><text:span text:style-name="T27">But before all that happened:</text:span></text:p>
      <text:p text:style-name="P20"><text:s text:c="3"/>Matt moved to Abingdon to be with his girlfriend Hannah, who he had met when we were playing at a bookstore in Kentucky; her theater tro<text:span text:style-name="T30">o</text:span>p was on tour and performing in the same city. Kevin moved to Asheville to be with his girlfriend Alyse, Steve’s <text:soft-page-break/>friend from high school who Kevin had met at Shakori Hills.</text:p>
      <text:p text:style-name="P20"><text:s text:c="3"/><text:span text:style-name="T27">After having secret conversations with Stephanie Mirabelli, </text:span><text:span text:style-name="T30">we decided to fire Jaime Coggins</text:span><text:span text:style-name="T27">.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22"><text:s text:c="3"/><text:span text:style-name="T27">That album was a lot better than Sweat Like The Old Days, and I had just started a fresh journal, so I should have documentation. She also reccomended we hire a tour manager, </text:span><text:span text:style-name="T28">which was Jason Mencer from Now You See Them. With proper interviewing, </text:span><text:span text:style-name="T30">that band</text:span><text:span text:style-name="T28"> could easily make up a whole book, but should at least be a chapter.</text:span></text:p>
      <text:p text:style-name="P22"><text:span text:style-name="T28"><text:s text:c="3"/>Jason, Shane and Dulci met in New York City at some open mics. They moved to Hawaii together and then Australia, got deported, moved to Asheville, where Holy Ghost had had a tough time breaking in. </text:span><text:soft-page-break/><text:span text:style-name="T28">We had something like two bland shows at Papa Mojo’s, and two or three at the Westville Pub, none of which seemed to gain any traction. But, when we were living at Buffalo Street, there ended up being some sort of night of music at Cafe Europa with them and maybe Pearl and the Beard. </text:span><text:span text:style-name="T30">And maybe Matty Sheets?</text:span></text:p>
      <text:p text:style-name="P22"><text:s text:c="3"/><text:span text:style-name="T28">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22"><text:s text:c="3"/><text:span text:style-name="T29">Whether we recorded the album or added Jason first, I’m not sure, but we came home and immediately had to go on a long tour. Charlie borrowed his dad’s truck and helped me move all my stuff to On Pop of the World, Randy’s newish studio in G</text:span><text:span text:style-name="T30">lenwood.</text:span></text:p>
      <text:p text:style-name="P22"><text:soft-page-break/><text:s text:c="3"/><text:span text:style-name="T29">I loved playing music </text:span><text:span text:style-name="T30">at On Pop</text:span><text:span text:style-name="T29"> but was afraid about the possibility of living there. I got the impression that the people who frequented Randy’s studio were into drugs heavier than Holy Ghost was, so I made some effort to look for housing on Craigslist while on tour. On the way home, though, Stephen asked if I could stay at their house on Chestnut for </text:span><text:span text:style-name="T30">ten</text:span><text:span text:style-name="T29"> days and look after their dogs. I agreed, swearing to he and Stephanie I would find permanent housing as soon as I could, but Stephanie soon encouraged me to stay, </text:span><text:span text:style-name="T30">said </text:span><text:span text:style-name="T29">that I was a calming presence they needed in the house.</text:span></text:p>
      <text:p text:style-name="P22"><text:s text:c="3"/><text:span text:style-name="T29">I took up a love for walking </text:span><text:span text:style-name="T30">at</text:span><text:span text:style-name="T29">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4</text:page-number><text:bookmark-end text:name="PageNumWizard_FOOTER_Default Page Style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7T15:03:02.502744613</dc:date>
    <meta:editing-duration>P63DT21H5M6S</meta:editing-duration>
    <meta:editing-cycles>697</meta:editing-cycles>
    <meta:generator>LibreOffice/24.2.5.2$MacOSX_X86_64 LibreOffice_project/bffef4ea93e59bebbeaf7f431bb02b1a39ee8a59</meta:generator>
    <meta:print-date>2024-11-07T14:50:42.009084005</meta:print-date>
    <meta:document-statistic meta:table-count="0" meta:image-count="0" meta:object-count="0" meta:page-count="26" meta:paragraph-count="96" meta:word-count="4295" meta:character-count="23469" meta:non-whitespace-character-count="19066"/>
  </office:meta>
</office:document-meta>
</file>